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3">
      <style:paragraph-properties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es de gestió empresarial</text:span><text:span text:style-name="T2"><text:line-break/></text:span><text:span text:style-name="T3">UD 05. Guia d’estudi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3</text:span></text:a></text:p>
          <text:p text:style-name="P13"><text:a xlink:type="simple" xlink:href="#_tegj7sax1brk" text:style-name="Index_20_Link" text:visited-style-name="Index_20_Link"><text:span text:style-name="T17">2. Coneixements previs requerits<text:tab/>3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8"><text:span text:style-name="T14">UD05. Guia d’estudi</text:span></text:p>
      <text:list xml:id="list4024981789" text:style-name="WWNum3">
        <text:list-item>
          <text:p text:style-name="P29"><text:bookmark text:name="_dbh0n1vac4c8"/>Dades</text:p>
        </text:list-item>
      </text:list>
      <text:p text:style-name="P10">Des del 04/11/2024 fins a 17/11/2024. La duració d’aquesta unitat és dues setmanes (10 hores).</text:p>
      <text:list xml:id="list31520638320949" text:continue-numbering="true" text:style-name="WWNum3">
        <text:list-item>
          <text:p text:style-name="P28"><text:bookmark text:name="_tegj7sax1brk"/>Coneixements previs requerits</text:p>
        </text:list-item>
      </text:list>
      <text:list xml:id="list2360677068" text:style-name="WWNum1">
        <text:list-item>
          <text:p text:style-name="P23"><text:soft-page-break/>Ús bàsic de sistemes operatius.</text:p>
        </text:list-item>
        <text:list-item>
          <text:p text:style-name="P25">Coneixement de comandaments de Linux.</text:p>
        </text:list-item>
        <text:list-item>
          <text:p text:style-name="P25">Coneixements avançats de programació.</text:p>
        </text:list-item>
        <text:list-item>
          <text:p text:style-name="P25">Coneixements de Python.</text:p>
        </text:list-item>
        <text:list-item>
          <text:p text:style-name="P26">Desplegament d’Odoo.</text:p>
        </text:list-item>
      </text:list>
      <text:list xml:id="list31519084982273" text:continue-list="list31520638320949" text:style-name="WWNum3">
        <text:list-item>
          <text:p text:style-name="P28"><text:bookmark text:name="_e5h9vtsccswh"/>Objectius</text:p>
        </text:list-item>
      </text:list>
      <text:list xml:id="list1183948309" text:style-name="WWNum2">
        <text:list-item>
          <text:p text:style-name="P24">Aprendre a preparar l’entorn per a desenvolupar mòduls en Odoo.</text:p>
        </text:list-item>
        <text:list-item>
          <text:p text:style-name="P27">Fer els primers passos en desenvolupament de mòduls en Odoo.</text:p>
        </text:list-item>
      </text:list>
      <text:list xml:id="list31520089441668" text:continue-list="list31519084982273" text:style-name="WWNum3">
        <text:list-item>
          <text:p text:style-name="P28"><text:bookmark text:name="_u0mmknkhkm8l"/>Continguts</text:p>
        </text:list-item>
      </text:list>
      <text:p text:style-name="P10">Teoria i activitats no avaluables, a compartir al fòrum.</text:p>
      <text:list xml:id="list31520280039821" text:continue-numbering="true" text:style-name="WWNum3">
        <text:list-item>
          <text:p text:style-name="P28"><text:bookmark text:name="_fxxpzp8ps827"/>Activitats</text:p>
        </text:list-item>
      </text:list>
      <text:p text:style-name="P10">És molt important llegir els apunts i dur a terme les tasques no avaluables.</text:p>
      <text:list xml:id="list31519738658549" text:continue-numbering="true" text:style-name="WWNum3">
        <text:list-item>
          <text:p text:style-name="P28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31520140167223" text:continue-numbering="true" text:style-name="WWNum3">
        <text:list-item>
          <text:p text:style-name="P28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Guia d’estudi</text:span></text:p>
        <text:p text:style-name="MP1"/>
      </style:header>
      <style:footer>
        <text:p text:style-name="MP4"><text:span text:style-name="MT1">Sistemes de gestió empresarial<text:tab/><text:tab/>UD05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2" meta:word-count="264" meta:character-count="1637" meta:non-whitespace-character-count="1421"/>
    <meta:generator>LibreOfficeDev/6.0.5.2$Linux_X86_64 LibreOffice_project/</meta:generator>
  </office:meta>
</office:document-meta>
</file>